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sohne" svg:font-family="sohne, 'Helvetica Neue', Helvetica, Arial, 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.3335in" style:contextual-spacing="false" style:line-height-at-least="0.5417in" fo:orphans="2" fo:widows="2" fo:text-indent="0in" style:auto-text-indent="false"/>
      <style:text-properties officeooo:paragraph-rsid="0010ed67"/>
    </style:style>
    <style:style style:name="P2" style:family="paragraph" style:parent-style-name="Standard">
      <style:text-properties officeooo:paragraph-rsid="0010ed67"/>
    </style:style>
    <style:style style:name="T1" style:family="text">
      <style:text-properties fo:font-variant="normal" fo:text-transform="none" fo:color="#242424" loext:opacity="100%" style:font-name="Liberation Serif" fo:font-size="20pt" fo:font-style="normal" fo:font-weight="normal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<text:span text:style-name="T1"/></text:h>
      <text:p text:style-name="P2">Introduction to Radiomics and Its Application to Medical Images : </text:p>
      <text:p text:style-name="P2"/>
      <text:p text:style-name="P2">https://hugobottois.medium.com/introduction-to-radiomics-and-its-application-to-medical-images-bfa7164d218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sohne" svg:font-family="sohne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11" meta:character-count="173" meta:non-whitespace-character-count="163"/>
  </office:meta>
</office:document-meta>
</file>